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ef2a" officeooo:paragraph-rsid="0018ef2a"/>
    </style:style>
    <style:style style:name="P2" style:family="paragraph" style:parent-style-name="Standard">
      <style:text-properties officeooo:rsid="00190fd6" officeooo:paragraph-rsid="00190fd6"/>
    </style:style>
    <style:style style:name="P3" style:family="paragraph" style:parent-style-name="Standard">
      <style:text-properties officeooo:rsid="001a25f5" officeooo:paragraph-rsid="001a25f5"/>
    </style:style>
    <style:style style:name="P4" style:family="paragraph" style:parent-style-name="Standard">
      <style:text-properties officeooo:rsid="001e3d47" officeooo:paragraph-rsid="001e3d47"/>
    </style:style>
    <style:style style:name="P5" style:family="paragraph" style:parent-style-name="Standard">
      <style:text-properties officeooo:rsid="0021043a" officeooo:paragraph-rsid="0021043a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a25f5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5e176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c2951" officeooo:paragraph-rsid="001c2951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dd932" officeooo:paragraph-rsid="001dd932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188e9" officeooo:paragraph-rsid="002188e9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39c06" officeooo:paragraph-rsid="00239c06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5cd97" officeooo:paragraph-rsid="0025cd97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25e176" officeooo:paragraph-rsid="0025e176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rsid="0025cd97" officeooo:paragraph-rsid="0025cd97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rsid="0025e176" officeooo:paragraph-rsid="0025e176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25f5"/>
    </style:style>
    <style:style style:name="P21" style:family="paragraph" style:parent-style-name="Standard">
      <style:text-properties fo:color="#3f7f5f" style:font-name="Monospace" fo:font-size="10pt" officeooo:rsid="001a25f5" officeooo:paragraph-rsid="001a25f5" fo:background-color="#e8f2fe" style:font-size-asian="10pt"/>
    </style:style>
    <style:style style:name="P22" style:family="paragraph" style:parent-style-name="Standard">
      <style:text-properties fo:color="#000000" style:font-name="Monospace" fo:font-size="10pt" officeooo:rsid="001a25f5" officeooo:paragraph-rsid="001a25f5" style:font-size-asian="10pt"/>
    </style:style>
    <style:style style:name="P23" style:family="paragraph" style:parent-style-name="Standard">
      <style:text-properties fo:color="#000000" style:font-name="Monospace" fo:font-size="10pt" officeooo:rsid="001e3d47" officeooo:paragraph-rsid="001e3d47" style:font-size-asian="10pt"/>
    </style:style>
    <style:style style:name="P24" style:family="paragraph" style:parent-style-name="Standard">
      <style:text-properties fo:color="#000000" style:font-name="Monospace" fo:font-size="10pt" officeooo:rsid="001f2671" officeooo:paragraph-rsid="001e3d47" style:font-size-asian="10pt"/>
    </style:style>
    <style:style style:name="P25" style:family="paragraph" style:parent-style-name="Standard">
      <style:text-properties fo:color="#000000" style:font-name="Monospace" fo:font-size="10pt" officeooo:rsid="001e6544" officeooo:paragraph-rsid="001e6544" style:font-size-asian="10pt"/>
    </style:style>
    <style:style style:name="P26" style:family="paragraph" style:parent-style-name="Standard">
      <style:text-properties fo:color="#000000" style:font-name="Monospace" fo:font-size="10pt" officeooo:rsid="001e3d47" officeooo:paragraph-rsid="001e3d47" fo:background-color="#e8f2fe" style:font-size-asian="10pt"/>
    </style:style>
    <style:style style:name="P27" style:family="paragraph" style:parent-style-name="Standard">
      <style:text-properties officeooo:rsid="001a25f5" officeooo:paragraph-rsid="001a25f5"/>
    </style:style>
    <style:style style:name="P28" style:family="paragraph" style:parent-style-name="Standard">
      <style:text-properties officeooo:rsid="00190fd6" officeooo:paragraph-rsid="00265dec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a25f5" style:font-size-asian="10pt"/>
    </style:style>
    <style:style style:name="T3" style:family="text">
      <style:text-properties fo:color="#000000" style:font-name="Monospace" fo:font-size="10pt" officeooo:rsid="001f2671" style:font-size-asian="10pt"/>
    </style:style>
    <style:style style:name="T4" style:family="text">
      <style:text-properties fo:color="#000000" style:font-name="Monospace" fo:font-size="10pt" officeooo:rsid="00283072" style:font-size-asian="10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officeooo:rsid="002188e9"/>
    </style:style>
    <style:style style:name="T8" style:family="text">
      <style:text-properties officeooo:rsid="0022034d"/>
    </style:style>
    <style:style style:name="T9" style:family="text">
      <style:text-properties officeooo:rsid="00254a9b"/>
    </style:style>
    <style:style style:name="T10" style:family="text">
      <style:text-properties officeooo:rsid="0025cd97"/>
    </style:style>
    <style:style style:name="T11" style:family="text">
      <style:text-properties officeooo:rsid="0025e176"/>
    </style:style>
    <style:style style:name="T12" style:family="text">
      <style:text-properties officeooo:rsid="00265dec"/>
    </style:style>
    <style:style style:name="T13" style:family="text">
      <style:text-properties officeooo:rsid="00298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Context Switching 코드 분석</text:p>
      <text:p text:style-name="P1"/>
      <text:p text:style-name="P1">1.Hercules mcu hdk에서는 rti 기반으로 Context Switching이 이루어진다.</text:p>
      <text:p text:style-name="P1">Rti 인터럽트가 발생하면 vPortPreemptiveTick이라는 어셈블리언어로 작성된 핸들러가 동작한다.</text:p>
      <text:p text:style-name="P1"/>
      <text:p text:style-name="P1">이 핸들러의 동작은 다음으로 구성된다.</text:p>
      <text:p text:style-name="P1">1.context를 저장</text:p>
      <text:p text:style-name="P1">2.인터럽트 플래그 clear</text:p>
      <text:p text:style-name="P1">3.tick 증가</text:p>
      <text:p text:style-name="P1">4. ontext 전환,</text:p>
      <text:p text:style-name="P1">5.context 복구</text:p>
      <text:p text:style-name="P1"/>
      <text:p text:style-name="P2">1.컨텍스트 저장:</text:p>
      <text:p text:style-name="P2">portSAVE_CONTEXT</text:p>
      <text:p text:style-name="P3">이는 매크로로 구현되어 있으며 코드는 다음과 같다.</text:p>
      <text:p text:style-name="P3"/>
      <text:p text:style-name="P3"><text:span text:style-name="T1">portSAVE_CONTEXT </text:span><text:span text:style-name="T5">.macro</text:span></text:p>
      <text:p text:style-name="P3"><text:span text:style-name="T5"/></text:p>
      <text:p text:style-name="Standard">처음 인터럽트 발생시 <text:span text:style-name="T8">IRQ모드로 진입하게 된다. 이때에 SPSR, LR, SP는 별도의 레지스터다.</text:span></text:p>
      <text:p text:style-name="P7"/>
      <text:p text:style-name="P6"><text:span text:style-name="T1"><text:s text:c="8"/>DSB</text:span><text:span text:style-name="T2">: Data Synchronized Barrier</text:span></text:p>
      <text:p text:style-name="P8">특별한 종류의 메모리 배리어로 동작하는 명령어. 이 명령어이후의 프로그램의 어떤명령어도 이 명령어가 완료될때까지 실행 될 수 없다.</text:p>
      <text:p text:style-name="P8">이 명령어 전에 있던 모든 명령어들이 완료 됐을때 완료 된다. 뮤텍스 치거나 할 때 확실해 자원이 할당되거나 하기를 기다리기 위해 사용된다.</text:p>
      <text:p text:style-name="P8"/>
      <text:p text:style-name="P7"/>
      <text:p text:style-name="P6"><text:span text:style-name="T1"><text:s text:c="8"/></text:span><text:span text:style-name="T6">; Push R0 as we are going to use it</text:span></text:p>
      <text:p text:style-name="P9"><text:s text:c="8"/>STMDB <text:s text:c="2"/>SP!, {R0}</text:p>
      <text:p text:style-name="P11">store multiple register decrease before의 약자</text:p>
      <text:p text:style-name="P11">!는 값이 바뀐다는 의미다.</text:p>
      <text:p text:style-name="P11">즉 SP의 값을 증가시키고 그 위치에 R0를 저장한다.</text:p>
      <text:p text:style-name="P7"/>
      <text:p text:style-name="P6"><text:span text:style-name="T1"><text:s text:c="8"/></text:span><text:span text:style-name="T6">; Set R0 to point to the task stack pointer.</text:span></text:p>
      <text:p text:style-name="P9"><text:s text:c="8"/>SUB SP, SP, #4</text:p>
      <text:p text:style-name="P9"><text:s text:c="8"/>STMDA <text:s text:c="2"/>SP,{SP}^</text:p>
      <text:p text:style-name="P13">이때 {SP}^는 user 영역의 sp 값이다.</text:p>
      <text:p text:style-name="P9"><text:s text:c="8"/>LDMIA <text:s text:c="2"/>SP!,{R0}</text:p>
      <text:p text:style-name="P9"/>
      <text:p text:style-name="P12">r0에 <text:span text:style-name="T7">user영역 sp</text:span>를 넣음.<text:span text:style-name="T7">=&gt;task stack pointer가 R0에 들어가게 된다.</text:span></text:p>
      <text:p text:style-name="P12"/>
      <text:p text:style-name="P7"/>
      <text:p text:style-name="P6"><text:span text:style-name="T1"><text:s text:c="8"/></text:span><text:span text:style-name="T6">; Push the return address onto the stack.</text:span></text:p>
      <text:p text:style-name="P9"><text:s text:c="8"/>STMDB <text:s text:c="2"/>R0!, {LR}</text:p>
      <text:p text:style-name="P9"/>
      <text:p text:style-name="P14">LR_irq를 user mode 스택에 저장함. 이때 LR_irq는 복귀주소<text:span text:style-name="T9">+4</text:span>.<text:span text:style-name="T9">(exception handler를 지나며 자동으로 4가 늘기 때문인듯.)</text:span></text:p>
      <text:p text:style-name="P14"/>
      <text:p text:style-name="P14"/>
      <text:p text:style-name="P14"/>
      <text:p text:style-name="P14"/>
      <text:p text:style-name="P14"><text:soft-page-break/></text:p>
      <text:p text:style-name="P7"/>
      <text:p text:style-name="P6"><text:span text:style-name="T1"><text:s text:c="8"/></text:span><text:span text:style-name="T6">; Now LR has been saved, it can be used instead of R0.</text:span></text:p>
      <text:p text:style-name="P9"><text:s text:c="8"/>MOV LR, R0</text:p>
      <text:p text:style-name="P12"/>
      <text:p text:style-name="P12">이제 <text:span text:style-name="T10">LR을 user mode sp로 사용함.</text:span></text:p>
      <text:p text:style-name="P12"/>
      <text:p text:style-name="P7"/>
      <text:p text:style-name="P6"><text:span text:style-name="T1"><text:s text:c="8"/></text:span><text:span text:style-name="T6">; Pop R0 so it can be saved onto the task stack.</text:span></text:p>
      <text:p text:style-name="P9"><text:s text:c="8"/>LDMIA <text:s text:c="2"/>SP!, {R0}</text:p>
      <text:p text:style-name="P7"/>
      <text:p text:style-name="P18">irq모드 stack에 저장해 두었던 R0를 가져온다.</text:p>
      <text:p text:style-name="P7"/>
      <text:p text:style-name="P6"><text:span text:style-name="T1"><text:s text:c="8"/></text:span><text:span text:style-name="T6">; Push all the system mode registers onto the task stack.</text:span></text:p>
      <text:p text:style-name="P9"><text:s text:c="8"/>STMDB <text:s text:c="2"/>LR,{R0-LR}^</text:p>
      <text:p text:style-name="P9"><text:s text:c="8"/>SUB LR, LR, #60</text:p>
      <text:p text:style-name="P9"/>
      <text:p text:style-name="P15">context(user mode 레지스터) 저장</text:p>
      <text:p text:style-name="P16">r0~r14(LR)까지 총 15개 = 4*15=60</text:p>
      <text:p text:style-name="P7"/>
      <text:p text:style-name="P6"><text:span text:style-name="T1"><text:s text:c="8"/></text:span><text:span text:style-name="T6">; Push the SPSR onto the task stack.</text:span></text:p>
      <text:p text:style-name="P9"><text:s text:c="8"/>MRS R0, SPSR</text:p>
      <text:p text:style-name="P9"><text:s text:c="8"/>STMDB <text:s text:c="2"/>LR!, {R0}</text:p>
      <text:p text:style-name="P9"/>
      <text:p text:style-name="P16">irq mode의 spsr도 stack에 저장.</text:p>
      <text:p text:style-name="P7"/>
      <text:p text:style-name="P6"><text:span text:style-name="T1"><text:s text:c="8"/></text:span><text:span text:style-name="T6">;Determine if the task maintains an FPU context.</text:span></text:p>
      <text:p text:style-name="P9"><text:s text:c="8"/>LDR R0, ulFPUContextConst</text:p>
      <text:p text:style-name="P9"><text:s text:c="8"/>LDR R0, [R0]</text:p>
      <text:p text:style-name="P7"/>
      <text:p text:style-name="P6"><text:span text:style-name="T1"><text:s text:c="8"/></text:span><text:span text:style-name="T6">; Test the flag</text:span></text:p>
      <text:p text:style-name="P9"><text:s text:c="8"/>CMP <text:s text:c="4"/>R0, #0</text:p>
      <text:p text:style-name="P19">fpu context 저장이 필요한지 확인</text:p>
      <text:p text:style-name="P6"><text:span text:style-name="T1"><text:s text:c="8"/></text:span><text:span text:style-name="T6">; If the task is not using a floating point context then skip the</text:span></text:p>
      <text:p text:style-name="P6"><text:span text:style-name="T1"><text:s text:c="8"/></text:span><text:span text:style-name="T6">; saving of the FPU registers.</text:span></text:p>
      <text:p text:style-name="P9"><text:s text:c="8"/>BEQ <text:s text:c="4"/>$+16</text:p>
      <text:p text:style-name="P7"/>
      <text:p text:style-name="P9"><text:s text:c="8"/>FSTMDBD LR!, {D0-D15}</text:p>
      <text:p text:style-name="P9"><text:s text:c="8"/>FMRX <text:s text:c="3"/>R1, <text:s/>FPSCR</text:p>
      <text:p text:style-name="P9"><text:s text:c="8"/>STMFD <text:s text:c="2"/>LR!, {R1}</text:p>
      <text:p text:style-name="P7"/>
      <text:p text:style-name="P6"><text:span text:style-name="T1"><text:s text:c="8"/></text:span><text:span text:style-name="T6">; Save the flag</text:span></text:p>
      <text:p text:style-name="P9"><text:s text:c="8"/>STMDB <text:s text:c="2"/>LR!, {R0}</text:p>
      <text:p text:style-name="P10">이때 <text:s/><text:span text:style-name="T11">fpu context 저장할 필요가 있는지 </text:span>확인한 값도 저장 </text:p>
      <text:p text:style-name="P7"/>
      <text:p text:style-name="P6"><text:span text:style-name="T1"><text:s text:c="8"/></text:span><text:span text:style-name="T6">; Store the new top of stack for the task.</text:span></text:p>
      <text:p text:style-name="P9"><text:s text:c="8"/>LDR R0, pxCurrentTCBConst</text:p>
      <text:p text:style-name="P9"><text:s text:c="8"/>LDR R0, [R0]</text:p>
      <text:p text:style-name="P9"><text:s text:c="8"/>STR LR, [R0]</text:p>
      <text:p text:style-name="P9"/>
      <text:p text:style-name="P16">pxCurrentTCBConst에는 현재 태스크의 tcb의 주소의 주소가 들어있고 값을 context를 저장한 후의 user mode sp값(LR)을 저장.</text:p>
      <text:p text:style-name="P7"><text:soft-page-break/></text:p>
      <text:p text:style-name="P6"><text:span text:style-name="T1"><text:s text:c="8"/></text:span><text:span text:style-name="T5">.endm</text:span></text:p>
      <text:p text:style-name="Standard"/>
      <text:p text:style-name="P28">portSAVE_CONTEXT 요약</text:p>
      <text:p text:style-name="P28">현재 태스크의 내용<text:span text:style-name="T12">(context)</text:span>을 <text:span text:style-name="T12">user mode stack에 저장하고 이를 pxCurrentTCBConst가 가리키는 곳이 가리키는 곳에 복귀할 스택주소 sp_usr(LR)를 저장함.</text:span></text:p>
      <text:p text:style-name="P6"><text:span text:style-name="T5"/></text:p>
      <text:p text:style-name="P6"><text:span text:style-name="T5"/></text:p>
      <text:p text:style-name="P20"/>
      <text:p text:style-name="P3"/>
      <text:p text:style-name="P5">2.interrupt flag clear</text:p>
      <text:p text:style-name="P21">; Clear interrupt flag</text:p>
      <text:p text:style-name="P22"><text:s text:c="8"/>MOVW <text:s text:c="3"/>R0, #0xFC88</text:p>
      <text:p text:style-name="P9"><text:s text:c="8"/>MOVT <text:s text:c="3"/>R0, #0xFFFF</text:p>
      <text:p text:style-name="P9"><text:s text:c="8"/>MOV <text:s text:c="4"/>R1, #1</text:p>
      <text:p text:style-name="P22"><text:s text:c="8"/>STR <text:s text:c="4"/>R1, [R0]</text:p>
      <text:p text:style-name="P22"/>
      <text:p text:style-name="P23">rti 인터럽트 플래그 레지스터주소<text:span text:style-name="T13">(RTIINTFLAG)</text:span>: 0xFFFFFC88</text:p>
      <text:p text:style-name="P4"><text:span text:style-name="T1">=</text:span><text:span text:style-name="T4">&gt;</text:span><text:span text:style-name="T3"> interrupt pending</text:span><text:span text:style-name="T4">을 끈다.</text:span><text:span text:style-name="T3">(인터럽트 신호를 끄는 것)</text:span></text:p>
      <text:p text:style-name="P24"/>
      <text:p text:style-name="P24"/>
      <text:p text:style-name="P24"/>
      <text:p text:style-name="P23"/>
      <text:p text:style-name="P25">tick <text:s/>증가.</text:p>
      <text:p text:style-name="P26">BL <text:s text:c="5"/>xTaskIncrementTick</text:p>
      <text:p text:style-name="P26"/>
      <text:p text:style-name="Standard">다음에 실행할 태스크 <text:s/>선택.</text:p>
      <text:p text:style-name="P26"><text:s text:c="8"/>CMP R0, #0</text:p>
      <text:p text:style-name="P23"><text:s text:c="8"/>BLNE <text:s text:c="3"/>vTaskSwitchContext</text:p>
      <text:p text:style-name="P26"/>
      <text:p text:style-name="P26"/>
      <text:p text:style-name="P5">vTaskSwitchContext는 C 함수. os_tasks.c에 정의 되어 있다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3:07:10.425132076</meta:creation-date>
    <dc:date>2019-06-05T13:29:23.727947383</dc:date>
    <meta:editing-duration>PT5H5M9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854" meta:character-count="2769" meta:non-whitespace-character-count="1993"/>
  </office:meta>
</office:document-meta>
</file>